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řadové číslo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tuační plánek sestavený četníky pro potřeby vystěhování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.00.0000</text:date>, <text:time style:data-style-name="N2" text:time-value="18:28:12.1467250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8T15:12:39.045112100</meta:creation-date>
    <dc:date>2025-10-28T18:30:16.110635600</dc:date>
    <meta:editing-duration>PT4M25S</meta:editing-duration>
    <meta:editing-cycles>3</meta:editing-cycles>
    <meta:generator>LibreOffice/25.2.6.2$Windows_X86_64 LibreOffice_project/729c5bfe710f5eb71ed3bbde9e06a6065e9c6c5d</meta:generator>
    <meta:document-statistic meta:table-count="1" meta:cell-count="7" meta:object-count="0"/>
  </office:meta>
</office:document-meta>
</file>